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" svg:font-family="'Droid Sans Devanagari'" style:font-family-generic="swiss"/>
    <style:font-face style:name="??Regular" svg:font-family="??Regular" style:font-family-generic="roman" style:font-pitch="variable"/>
    <style:font-face style:name="CourierNewRegular" svg:font-family="CourierNewRegular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/>
    </style:style>
    <style:style style:name="P3" style:family="paragraph" style:parent-style-name="Standard">
      <style:paragraph-properties fo:margin-left="0in" fo:margin-right="0in" fo:text-align="start" style:justify-single-word="false" fo:text-indent="0.2917in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type="double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fo:font-size="10pt" style:font-size-asian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style:font-size-asian="12pt" style:font-weight-asian="bold" style:font-size-complex="14pt" style:font-weight-complex="bold"/>
    </style:style>
    <style:style style:name="T6" style:family="text">
      <style:text-properties fo:color="#ff0000"/>
    </style:style>
    <style:style style:name="T7" style:family="text">
      <style:text-properties fo:font-size="10pt" style:font-size-asian="10pt"/>
    </style:style>
    <style:style style:name="T8" style:family="text">
      <style:text-properties style:text-underline-style="none"/>
    </style:style>
    <style:style style:name="T9" style:family="text">
      <style:text-properties officeooo:rsid="001cf7d9"/>
    </style:style>
    <style:style style:name="T10" style:family="text">
      <style:text-properties style:font-name="??Regular"/>
    </style:style>
    <style:style style:name="T11" style:family="text">
      <style:text-properties fo:color="#000000" style:font-name="??Regular" fo:font-size="7pt" fo:font-style="normal" fo:font-weight="normal" style:font-size-asian="7pt" style:font-style-asian="normal" style:font-weight-asian="normal"/>
    </style:style>
    <style:style style:name="T12" style:family="text">
      <style:text-properties fo:color="#000000" style:font-name="??Regular" fo:font-size="7pt" fo:font-style="normal" fo:font-weight="normal" officeooo:rsid="00201883" style:font-size-asian="7pt" style:font-style-asian="normal" style:font-weight-asian="normal"/>
    </style:style>
    <style:style style:name="T13" style:family="text">
      <style:text-properties fo:color="#000000" style:font-name="??Regular" fo:font-size="7pt" fo:font-style="normal" fo:font-weight="normal" officeooo:rsid="00203b35" style:font-size-asian="7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“Python编程： 从入门到实践” ---</text:span><text:span text:style-name="T2">读书笔记</text:span></text:p>
      <text:p text:style-name="Caption">（与perl区别，句尾没有分号。）</text:p>
      <text:p text:style-name="P1"><text:span text:style-name="T3"><text:tab/></text:span><text:span text:style-name="T5">第一章</text:span><text:span text:style-name="T3">：</text:span>python的版本、安装及使用使用说明。</text:p>
      <text:p text:style-name="P1"><text:tab/><text:span text:style-name="T5">第二章</text:span><text:span text:style-name="T3">：变量</text:span><text:span text:style-name="T8">使用及变量规则。规则：</text:span></text:p>
      <text:p text:style-name="P1">1、变量名包含字母、数字、下划线，不能以数字开头；</text:p>
      <text:p text:style-name="P1">2、变量名不能包含空格；</text:p>
      <text:p text:style-name="P1">3、不能使用关键字和函数名做为变量名，如print；</text:p>
      <text:p text:style-name="P1">4、变量名既简短又具有描述性。例如，name比n好，student_name比s_n好，name_length比length_of_person_name好；</text:p>
      <text:p text:style-name="P1">5、谨慎小写字母l和大写字母O，因为它们很可能被人开错为1和0。</text:p>
      <text:p text:style-name="P1">注意】 尽量使用小写字母的Python变量名，避免使用大写字母是个不错的主意。每个程序员都会犯错，尽量避免一些低级错误，比如字母<text:span text:style-name="T6">拼写错误</text:span>。</text:p>
      <text:p text:style-name="P1"><text:tab/><text:span text:style-name="T3">字符串：</text:span>用单引号或双引号括起来的都是，其中双引号内可以包含单引号，单引号内可以包含双引号。Title()、upper()、lower()、 拼接（+）、删除字符串末尾的空白rstrip（）、</text:p>
      <text:p text:style-name="P1"><text:tab/><text:span text:style-name="T3">数字：</text:span>整数运算、浮点数运算、str()非字符串转化为字符串。</text:p>
      <text:p text:style-name="P1"><text:tab/><text:span text:style-name="T5">第三章</text:span><text:span text:style-name="T3">：</text:span>列表，用方括号（[ ]）表示，并用逗号来分隔其中的元素。索引值[-1]表示最后一个元素的位置。创建空列表，使用Append（）往列表中加元素。Insert()插入元素insert(角标，元素)。Del name[角标]删除元素。Pop和del的区别，删除的元素不再使用则用del，会再使用的用pop。 <text:s text:c="5"/>根据元素值来删除用remove(元素值)，remove()只会删除第一个指定的值。 <text:s text:c="5"/></text:p>
      <text:p text:style-name="P3">Sort()按元素首字母排序，sort(reverse=True)按元素首字母倒序排序；sorted()临时排序。</text:p>
      <text:p text:style-name="P3">Reverse()反序，与上次相对，不以字母排序相关。</text:p>
      <text:p text:style-name="P3">Len()，显示列表中元素的个数。【个数从1开始，角标从0开始】。 Len（cars）。</text:p>
      <text:p text:style-name="P3">备注【注意 发生索引错误却找不到解决办法时， 请尝试将列表或其长度打印出来。 列表可能与你以为的截然不同， 在程序对其进行了动态处理时尤其如此。 通过查看列表</text:p>
      <text:p text:style-name="P1">或其包含的元素数， 可帮助你找出这种逻辑错误。】</text:p>
      <text:p text:style-name="P1"><text:tab/><text:span text:style-name="T4">第四章：</text:span><text:span text:style-name="T7">操作列表</text:span></text:p>
      <text:p text:style-name="P2"><text:tab/>遍历，使用for循环。For manigican in manigicans:【容易遗漏冒号】</text:p>
      <text:p text:style-name="P2"><text:tab/>在for 循环后面， 没有缩进的代码都只执行一次， 而不会重复执行。【避免缩进错误】</text:p>
      <text:p text:style-name="P2"><text:tab/>数字的统计， min(digits)、mux(digits)、sum(digits).</text:p>
      <text:p text:style-name="P2"><text:tab/>切片。<text:span text:style-name="T9">can be considered that left closed and right open “[)”</text:span></text:p>
      <text:p text:style-name="P1"><text:span text:style-name="T7"><text:tab/>如果需要赋值一个列表，并单独对这个列表进行修改，那么需要使用切片的方式赋值，即副本。Friend_foods = my_foods[:]【两个列表friend_foods、my_foods不指向同一个</text:span><text:soft-page-break/><text:span text:style-name="T7">列表】。而friend_foods=my_foods【两个列表指向同一个列表，修改任意个列表另一个也会跟着变化】</text:span></text:p>
      <text:p text:style-name="P2"><text:bookmark text:name="_GoBack"/><text:span text:style-name="T11"><text:tab/></text:span><text:span text:style-name="T12">Tuple:</text:span><text:span text:style-name="T11">不可变的列表被称为元组 。 圆括号. 虽然不能修改元组的元素， 但可以给存储元组的变量赋值。 可重新定义整个元组.</text:span></text:p>
      <text:p text:style-name="P2"><text:span text:style-name="T11"><text:tab/></text:span><text:span text:style-name="T13">Retract, len of line, null string, </text:span></text:p>
      <text:p text:style-name="P2"><text:span text:style-name="T11"><text:tab/></text:span></text:p>
      <text:p text:style-name="P2"><text:tab/></text:p>
      <text:p text:style-name="P2"><text:tab/></text:p>
      <text:p text:style-name="P2"/>
      <text:p text:style-name="P2"><text:tab/></text:p>
      <text:p text:style-name="P2"><text:tab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" svg:font-family="'Droid Sans Devanagari'" style:font-family-generic="swiss"/>
    <style:font-face style:name="??Regular" svg:font-family="??Regular" style:font-family-generic="roman" style:font-pitch="variable"/>
    <style:font-face style:name="CourierNewRegular" svg:font-family="CourierNewRegular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9pt" style:font-size-asian="9pt" style:font-size-complex="9pt"/>
    </style:style>
    <style:style style:name="Footer_20_Char" style:display-name="Footer Char" style:family="text" style:parent-style-name="Default_20_Paragraph_20_Font">
      <style:text-properties fo:font-size="9pt" style:font-size-asian="9pt" style:font-size-complex="9pt"/>
    </style:style>
    <style:style style:name="fontstyle01" style:family="text" style:parent-style-name="Default_20_Paragraph_20_Font">
      <style:text-properties fo:color="#000000" style:font-name="??Regular" fo:font-family="??Regular" style:font-family-generic="roman" style:font-pitch="variable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fontstyle11" style:family="text" style:parent-style-name="Default_20_Paragraph_20_Font">
      <style:text-properties fo:color="#000000" style:font-name="CourierNewRegular" fo:font-family="CourierNewRegular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高 伟</meta:initial-creator>
    <meta:editing-cycles>7</meta:editing-cycles>
    <meta:creation-date>2020-02-28T06:41:00</meta:creation-date>
    <dc:date>2020-03-02T14:44:47.882008348</dc:date>
    <meta:editing-duration>P2DT10H26M8S</meta:editing-duration>
    <meta:generator>LibreOffice/6.3.5.2$Linux_X86_64 LibreOffice_project/30$Build-2</meta:generator>
    <meta:document-statistic meta:table-count="0" meta:image-count="0" meta:object-count="0" meta:page-count="2" meta:paragraph-count="31" meta:word-count="917" meta:character-count="1359" meta:non-whitespace-character-count="12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